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svg="urn:oasis:names:tc:opendocument:xmlns:svg-compatible:1.0" office:version="1.2">
  <office:scripts/>
  <office:font-face-decls>
    <style:font-face style:name="Linux Biolinum O" svg:font-family="Linux Biolinum O" style:font-pitch="variable"/>
  </office:font-face-decls>
  <office:automatic-styles>
    <style:style style:name="Roman" style:family="paragraph" style:parent-style-name="Roman">
      <style:text-properties style:font-name="Linux Biolinum O"/>
    </style:style>
  </office:automatic-styles>
  <office:body>
    <office:text>
      <text:p text:style-name="Arabic">هِسْتٗرِئَ يَ سِيتِ إِنَلٖيتَ مْڤُوتٗ كْوَ كُؤٗنْيٖيشَ أُئِمَارَ وَاكٖ كَتِيكَ مَتٖينْدٗ يَاكٖ۔ أَلِوٖيزَ كُفُنْزْوَ كُئِيمْبَ وَكَاتِ هَكُجُؤَ كُسٗومَ وَالَ كُؤَنْدِيكَ كِئَرَابُ وَالَ كِسوَهِيلِ، لُوغَ كُؤُ أَمْبَازٗ زِلِفُنْدِيشْوَ كَتِيكَ ڤِسِيوَ ڤْيَ زَنْزِبَر وَكَاتِ هُؤٗ۔ كْوَنْزَ أَلِفُنْدِيشْوَ كُسٗومَ كُرَانِ نَ أَلِفَؤُولُ كُپَاتَ لَفُوذِ نْزُورِ يَ كِئَرَابُ۔ كُتٗكَانَ نَ كِپَاجِ چَاكٖ چَ كُوَ نَ مٗويٗ مْوٖپٖيسِ وَ كُهِفَاذِ نَ كُپَاتَ لَفُوذِ نْزُورِ، سِيتِ أَلِنْيَنْيُكِئَ كُوَ مْوِمْبَاجِ بٗورَ كَتِيكَ كِسوَهِيلِ، كِئَرَابُ هَاتَ نَ نْيِيمْبٗ زَ كِهِينْدِ۔</text:p>
      <text:p text:style-name="Arabic">سِيتِ أَلِبَاكِ كَتِيكَ كُفِكِئَ مَفَنِكِؤٗ يَاكٖ لِيچَ يَ كُئٖنْدٖلٖئَ كُسٖيمْوَ مَنٖينٗ ذِيدِ يَاكٖ هَاسَ يَ كُكِؤُوكَ أُتَمَدُونِ وَ مْوَنَامْكٖ وَ وَكَاتِ وَاكٖ نَ كُجِوٖيكَ مْجِينِ كْوَ كُشِرِكِئَانَ نَ وَنَؤُومٖ كَتِيكَ كُئِيمْبَ، پِئَ أَلِپَاتَ كٖجٖيلِ زَ وَاتُ وَ مْجِينِ كُمُؤٗونَ يٖيٖ أَنَتٗوكَ شَامْبَ ؍ أَتَيَوٖزَاجٖ يَ مْجِينِ۔ سِيتِ أَلِجِذَتِئِ كُئٖنْدٖلٖئَ نَ كَازِ يَاكٖ نَ چِينِ يَ أُؤٗنْڠٗوزِ وَ مْوَلِيمُ وَاكٖ أَلِپَاتَ مٗويٗ وَ كُئٖنْدٖلٖئَ مْپَاكَ كُفِكِئَ سِيكُ يَ كُتٗكٖيزَ هَذَرَانِ۔</text:p>
      <text:p text:style-name="Arabic"/>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nux Biolinum O" svg:font-family="Linux Biolinum O" style:font-pitch="variable"/>
    <style:font-face style:name="Scheherazade" svg:font-family="Scheherazad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ejaVu Sans" style:font-size-complex="12pt" style:language-complex="ar" style:country-complex="OM"/>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ejaVu Sans" style:font-size-complex="12pt" style:language-complex="ar" style:country-complex="OM"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fo:font-size="14pt" fo:font-weight="bold" style:font-size-asian="14pt" style:font-weight-asian="bold" style:font-size-complex="14pt" style:font-weight-complex="bold"/>
    </style:style>
    <style:style style:name="Arabic" style:family="paragraph" style:master-page-name="">
      <style:paragraph-properties fo:text-align="end" style:justify-single-word="false" style:page-number="auto" fo:background-color="transparent" style:shadow="none" style:writing-mode="rl-tb">
        <style:tab-stops/>
        <style:background-image/>
      </style:paragraph-properties>
      <style:text-properties style:font-name="Scheherazade" fo:font-family="Scheherazade" style:font-pitch="variable" fo:font-size="24pt" officeooo:rsid="000e6b34" style:font-size-asian="21pt" style:font-name-complex="Scheherazade" style:font-family-complex="Scheherazade" style:font-pitch-complex="variable" style:font-size-complex="24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Roman" style:family="paragraph" style:master-page-name="">
      <style:paragraph-properties fo:text-align="end" style:justify-single-word="false" style:page-number="auto" style:writing-mode="lr-tb"/>
      <style:text-properties officeooo:rsid="002e6bc8" style:font-size-asian="10.5pt" style:font-name-complex="Scheherazade1" style:font-family-complex="Scheherazade" style:font-style-name-complex="Regular" style:font-pitch-complex="variable" style:font-size-complex="24pt"/>
    </style:style>
    <style:style style:name="Translation" style:family="paragraph" style:master-page-name="">
      <style:paragraph-properties fo:text-align="end" style:justify-single-word="false" style:page-number="auto" style:writing-mode="lr-tb"/>
      <style:text-properties fo:font-style="italic" officeooo:rsid="0034e0d3" style:font-size-asian="10.5pt" style:font-name-complex="Scheherazade1" style:font-family-complex="Scheherazade" style:font-style-name-complex="Regular"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1T17:36:42.316607663</meta:creation-date>
    <meta:editing-duration>P0D</meta:editing-duration>
    <meta:editing-cycles>2</meta:editing-cycles>
    <meta:generator>LibreOffice/4.2.4.2$Linux_X86_64 LibreOffice_project/420m0$Build-2</meta:generator>
    <dc:title>andika</dc:title>
    <meta:initial-creator>Kevin Donnelly</meta:initial-creator>
    <dc:date>2014-08-21T17:49:59.866725578</dc:date>
    <dc:creator>Kevin Donnelly</dc:creator>
    <meta:document-statistic meta:table-count="0" meta:image-count="0" meta:object-count="0" meta:page-count="1" meta:paragraph-count="12" meta:word-count="80" meta:character-count="403" meta:non-whitespace-character-count="334"/>
    <meta:template xlink:type="simple" xlink:actuate="onRequest" xlink:title="andika" xlink:href="../../../../../data/libreoffice/templates/andika.ott" meta:date="2014-08-21T17:36:42.007576131"/>
  </office:meta>
</office:document-meta>
</file>